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076cm" draw:marker-end-width="0.076cm" draw:fill="solid" draw:fill-color="#b2b2b2" draw:textarea-horizontal-align="justify" draw:textarea-vertical-align="middle" draw:auto-grow-height="false" fo:min-height="7.243cm" fo:min-width="4.58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none" svg:stroke-width="0.051cm" svg:stroke-color="#000000" draw:marker-start-width="0.076cm" draw:marker-end-width="0.076cm" draw:fill="none" draw:fill-color="#ffffff" fo:min-height="1.272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076cm" draw:marker-end-width="0.076cm" draw:fill="none" draw:textarea-horizontal-align="justify" draw:textarea-vertical-align="middle" draw:auto-grow-height="false" fo:min-height="0.029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width="0.051cm" svg:stroke-color="#000000" draw:marker-start-width="0.076cm" draw:marker-end-width="0.076cm" draw:fill="solid" draw:fill-color="#999999" draw:textarea-horizontal-align="justify" draw:textarea-vertical-align="middle" draw:auto-grow-height="false" fo:min-height="0.379cm" fo:min-width="0.129cm" fo:padding-top="0.15cm" fo:padding-bottom="0.15cm" fo:padding-left="0.275cm" fo:padding-right="0.275cm" fo:wrap-option="wrap"/>
    </style:style>
    <style:style style:name="gr5" style:family="graphic" style:parent-style-name="standard">
      <style:graphic-properties svg:stroke-width="0.051cm" svg:stroke-color="#000000" draw:marker-start-width="0.076cm" draw:marker-end-width="0.076cm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076cm" draw:marker-end-width="0.0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000000" draw:marker-start-width="0.076cm" draw:marker-end-width="0.076cm" draw:fill="none" draw:fill-color="#ffffff" fo:min-height="1.222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076cm" draw:marker-end-width="0.076cm" draw:fill="solid" draw:fill-color="#b2b2b2" draw:textarea-horizontal-align="justify" draw:textarea-vertical-align="middle" draw:auto-grow-height="false" fo:min-height="7.193cm" fo:min-width="4.53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076cm" draw:marker-end-width="0.076cm" draw:fill="solid" draw:fill-color="#999999" draw:textarea-horizontal-align="justify" draw:textarea-vertical-align="middle" draw:auto-grow-height="false" fo:min-height="0.329cm" fo:min-width="0.079cm" fo:padding-top="0.15cm" fo:padding-bottom="0.15cm" fo:padding-left="0.275cm" fo:padding-right="0.275cm" fo:wrap-option="wrap"/>
    </style:style>
    <style:style style:name="gr10" style:family="graphic" style:parent-style-name="standard">
      <style:graphic-properties svg:stroke-width="0.051cm" svg:stroke-color="#000000" draw:marker-start-width="0.076cm" draw:marker-end-width="0.076cm" draw:fill="solid" draw:fill-color="#000000" draw:textarea-horizontal-align="justify" draw:textarea-vertical-align="middle" draw:auto-grow-height="false" fo:min-height="0.076cm" fo:min-width="0cm" fo:padding-top="0.15cm" fo:padding-bottom="0.15cm" fo:padding-left="0.275cm" fo:padding-right="0.275cm" fo:wrap-option="wrap"/>
    </style:style>
    <style:style style:name="gr11" style:family="graphic" style:parent-style-name="standard">
      <style:graphic-properties svg:stroke-width="0.051cm" svg:stroke-color="#000000" draw:marker-start-width="0.076cm" draw:marker-end-width="0.076cm" draw:fill="solid" draw:fill-color="#999999" draw:textarea-horizontal-align="justify" draw:textarea-vertical-align="middle" draw:auto-grow-height="false" fo:min-height="1.29cm" fo:min-width="1.3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076cm" draw:marker-end-width="0.076cm" draw:fill="solid" draw:fill-color="#999999" draw:textarea-horizontal-align="justify" draw:textarea-vertical-align="middle" draw:auto-grow-height="false" fo:min-height="0.06cm" fo:min-width="0cm" fo:padding-top="0.15cm" fo:padding-bottom="0.15cm" fo:padding-left="0.275cm" fo:padding-right="0.275cm" fo:wrap-option="wrap"/>
    </style:style>
    <style:style style:name="P1" style:family="paragraph">
      <loext:graphic-properties draw:fill="solid" draw:fill-color="#b2b2b2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  <style:text-properties style:font-name="Calibri"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999999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Calibri" fo:font-size="36pt" fo:font-style="italic" style:font-size-asian="36pt" style:font-style-asian="italic" style:font-size-complex="36pt" style:font-style-complex="italic"/>
    </style:style>
    <style:style style:name="T1" style:family="text">
      <style:text-properties style:font-name="Calibri" fo:font-size="36pt" style:font-size-asian="36pt" style:font-size-complex="36pt"/>
    </style:style>
    <style:style style:name="T2" style:family="text">
      <style:text-properties style:font-name="Calibri"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7.493cm" svg:x="6cm" svg:y="16.9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2" draw:id="id2" draw:layer="layout" svg:width="1.27cm" svg:height="1.522cm" svg:x="5.981cm" svg:y="17.296cm">
          <draw:text-box>
            <text:p><text:span text:style-name="T1">D</text:span></text:p>
          </draw:text-box>
        </draw:frame>
        <draw:custom-shape draw:style-name="gr3" draw:text-style-name="P3" draw:layer="layout" svg:width="1.143cm" svg:height="1.143cm" draw:transform="rotate (-1.5707963267949) translate (7.143cm 21.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1" draw:id="id1" draw:layer="layout" svg:width="0.889cm" svg:height="0.889cm" svg:x="11.107cm" svg:y="2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line-skew="0cm 4.819cm -0.811cm" svg:x1="11.996cm" svg:y1="23.848cm" svg:x2="5.981cm" svg:y2="18.057cm" draw:start-shape="id1" draw:start-glue-point="10" draw:end-shape="id2" draw:end-glue-point="3" svg:d="M11996 23848h526v2069h-7852v-7860h1311" svg:viewBox="0 0 7853 7861">
          <text:p/>
        </draw:connector>
        <draw:line draw:style-name="gr6" draw:text-style-name="P3" draw:layer="layout" svg:x1="2.427cm" svg:y1="22.515cm" svg:x2="5.983cm" svg:y2="22.515cm">
          <text:p/>
        </draw:line>
        <draw:frame draw:style-name="gr7" draw:text-style-name="P2" draw:layer="layout" svg:width="2.413cm" svg:height="2.843cm" svg:x="0.111cm" svg:y="21.828cm">
          <draw:text-box>
            <text:p><text:span text:style-name="T1">CLK</text:span></text:p>
          </draw:text-box>
        </draw:frame>
        <draw:custom-shape draw:style-name="gr8" draw:text-style-name="P1" draw:layer="layout" svg:width="5.08cm" svg:height="7.493cm" svg:x="14.901cm" svg:y="16.888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4" draw:id="id4" draw:layer="layout" svg:width="1.27cm" svg:height="1.522cm" svg:x="14.882cm" svg:y="17.284cm">
          <draw:text-box>
            <text:p><text:span text:style-name="T1">D</text:span></text:p>
          </draw:text-box>
        </draw:frame>
        <draw:custom-shape draw:style-name="gr3" draw:text-style-name="P3" xml:id="id6" draw:id="id6" draw:layer="layout" svg:width="1.143cm" svg:height="1.143cm" draw:transform="rotate (-1.5707963267949) translate (16.044cm 21.93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xml:id="id3" draw:id="id3" draw:layer="layout" svg:width="0.889cm" svg:height="0.889cm" svg:x="20.008cm" svg:y="23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line-skew="0cm 4.819cm -0.811cm" svg:x1="20.897cm" svg:y1="23.836cm" svg:x2="14.882cm" svg:y2="18.045cm" draw:start-shape="id3" draw:start-glue-point="10" draw:end-shape="id4" draw:end-glue-point="3" svg:d="M20897 23836h526v2069h-7852v-7860h1311" svg:viewBox="0 0 7853 7861">
          <text:p/>
        </draw:connector>
        <draw:connector draw:style-name="gr5" draw:text-style-name="P5" draw:layer="layout" svg:x1="10.951cm" svg:y1="18.057cm" svg:x2="14.902cm" svg:y2="22.51cm" draw:start-shape="id5" draw:start-glue-point="1" draw:end-shape="id6" draw:end-glue-point="7" svg:d="M10951 18057h1962v4453h1989" svg:viewBox="0 0 3952 4454">
          <text:p/>
        </draw:connector>
        <draw:frame draw:style-name="gr2" draw:text-style-name="P2" xml:id="id5" draw:id="id5" draw:layer="layout" svg:width="1.27cm" svg:height="1.522cm" svg:x="9.681cm" svg:y="17.296cm">
          <draw:text-box>
            <text:p><text:span text:style-name="T1">Q</text:span></text:p>
          </draw:text-box>
        </draw:frame>
        <draw:frame draw:style-name="gr2" draw:text-style-name="P2" xml:id="id9" draw:id="id9" draw:layer="layout" svg:width="1.27cm" svg:height="1.522cm" svg:x="18.582cm" svg:y="17.284cm">
          <draw:text-box>
            <text:p><text:span text:style-name="T1">Q</text:span></text:p>
          </draw:text-box>
        </draw:frame>
        <draw:custom-shape draw:style-name="gr8" draw:text-style-name="P1" draw:layer="layout" svg:width="5.08cm" svg:height="7.493cm" svg:x="23.701cm" svg:y="16.876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8" draw:id="id8" draw:layer="layout" svg:width="1.27cm" svg:height="1.522cm" svg:x="23.682cm" svg:y="17.272cm">
          <draw:text-box>
            <text:p><text:span text:style-name="T1">D</text:span></text:p>
          </draw:text-box>
        </draw:frame>
        <draw:custom-shape draw:style-name="gr3" draw:text-style-name="P3" xml:id="id10" draw:id="id10" draw:layer="layout" svg:width="1.143cm" svg:height="1.143cm" draw:transform="rotate (-1.5707963267949) translate (24.844cm 21.92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xml:id="id7" draw:id="id7" draw:layer="layout" svg:width="0.889cm" svg:height="0.889cm" svg:x="28.808cm" svg:y="23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line-skew="0cm 4.819cm -0.811cm" svg:x1="29.697cm" svg:y1="23.824cm" svg:x2="23.682cm" svg:y2="18.033cm" draw:start-shape="id7" draw:start-glue-point="10" draw:end-shape="id8" draw:end-glue-point="3" svg:d="M29697 23824h526v2069h-7852v-7860h1311" svg:viewBox="0 0 7853 7861">
          <text:p/>
        </draw:connector>
        <draw:frame draw:style-name="gr2" draw:text-style-name="P2" xml:id="id12" draw:id="id12" draw:layer="layout" svg:width="1.27cm" svg:height="1.522cm" svg:x="27.382cm" svg:y="17.272cm">
          <draw:text-box>
            <text:p><text:span text:style-name="T1">Q</text:span></text:p>
          </draw:text-box>
        </draw:frame>
        <draw:connector draw:style-name="gr5" draw:text-style-name="P5" draw:layer="layout" svg:x1="19.852cm" svg:y1="18.045cm" svg:x2="23.702cm" svg:y2="22.498cm" draw:start-shape="id9" draw:start-glue-point="1" draw:end-shape="id10" draw:end-glue-point="7" svg:d="M19852 18045h1911v4453h1939" svg:viewBox="0 0 3851 4454">
          <text:p/>
        </draw:connector>
        <draw:custom-shape draw:style-name="gr10" draw:text-style-name="P6" xml:id="id14" draw:id="id14" draw:layer="layout" svg:width="0.523cm" svg:height="0.53cm" svg:x="12.607cm" svg:y="1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" draw:id="id13" draw:layer="layout" svg:width="0.523cm" svg:height="0.53cm" svg:x="21.507cm" svg:y="17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23.398cm" svg:y1="13.837cm" svg:x2="28.652cm" svg:y2="18.033cm" draw:start-shape="id11" draw:start-glue-point="3" draw:end-shape="id12" draw:end-glue-point="1" svg:d="M23398 13837h5754v4196h-500" svg:viewBox="0 0 5755 4197">
          <text:p/>
        </draw:connector>
        <draw:connector draw:style-name="gr5" draw:text-style-name="P5" draw:layer="layout" draw:line-skew="1.433cm" svg:x1="15.434cm" svg:y1="11.297cm" svg:x2="21.769cm" svg:y2="17.805cm" draw:end-shape="id13" draw:end-glue-point="4" svg:d="M15434 11297v4424h6335v2084" svg:viewBox="0 0 6336 6509">
          <text:p/>
        </draw:connector>
        <draw:connector draw:style-name="gr5" draw:text-style-name="P5" draw:layer="layout" draw:line-skew="-1.081cm" svg:x1="11.254cm" svg:y1="11.245cm" svg:x2="12.869cm" svg:y2="17.804cm" draw:end-shape="id14" draw:end-glue-point="4" svg:d="M11254 11245v1936h1615v4623" svg:viewBox="0 0 1616 6560">
          <text:p/>
        </draw:connector>
        <draw:custom-shape draw:style-name="gr11" draw:text-style-name="P4" xml:id="id27" draw:id="id27" draw:layer="layout" svg:width="2.159cm" svg:height="2.159cm" draw:transform="rotate (1.5707963267949) translate (9.428cm 11.124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4" xml:id="id30" draw:id="id30" draw:layer="layout" svg:width="2.159cm" svg:height="2.159cm" draw:transform="rotate (1.5707963267949) translate (13.628cm 11.124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4" xml:id="id24" draw:id="id24" draw:layer="layout" svg:width="2.159cm" svg:height="2.159cm" draw:transform="rotate (1.5707963267949) translate (17.928cm 11.124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7" draw:text-style-name="P2" xml:id="id18" draw:id="id18" draw:layer="layout" svg:width="1.823cm" svg:height="1.572cm" svg:x="0.62cm" svg:y="15.721cm">
          <draw:text-box>
            <text:p><text:span text:style-name="T1">S1</text:span></text:p>
          </draw:text-box>
        </draw:frame>
        <draw:frame draw:style-name="gr7" draw:text-style-name="P2" xml:id="id16" draw:id="id16" draw:layer="layout" svg:width="1.823cm" svg:height="1.572cm" svg:x="0.62cm" svg:y="13.816cm">
          <draw:text-box>
            <text:p><text:span text:style-name="T1">S0</text:span></text:p>
          </draw:text-box>
        </draw:frame>
        <draw:connector draw:style-name="gr5" draw:text-style-name="P5" draw:layer="layout" svg:x1="10.455cm" svg:y1="11.657cm" svg:x2="2.443cm" svg:y2="14.602cm" draw:start-shape="id15" draw:start-glue-point="8" draw:end-shape="id16" draw:end-glue-point="1" svg:d="M10455 11657v2945h-8012" svg:viewBox="0 0 8013 2946">
          <text:p/>
        </draw:connector>
        <draw:custom-shape draw:style-name="gr12" draw:text-style-name="P4" xml:id="id15" draw:id="id15" draw:layer="layout" svg:width="0.508cm" svg:height="0.508cm" svg:x="10.201cm" svg:y="11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7" draw:id="id17" draw:layer="layout" svg:width="0.508cm" svg:height="0.508cm" svg:x="9.402cm" svg:y="1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9.656cm" svg:y1="11.658cm" svg:x2="2.443cm" svg:y2="16.507cm" draw:start-shape="id17" draw:start-glue-point="8" draw:end-shape="id18" draw:end-glue-point="1" svg:d="M9656 11658v4849h-7213" svg:viewBox="0 0 7214 4850">
          <text:p/>
        </draw:connector>
        <draw:custom-shape draw:style-name="gr12" draw:text-style-name="P4" xml:id="id19" draw:id="id19" draw:layer="layout" svg:width="0.508cm" svg:height="0.508cm" svg:x="14.402cm" svg:y="1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1" draw:id="id21" draw:layer="layout" svg:width="0.523cm" svg:height="0.53cm" svg:x="10.19cm" svg:y="14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0" draw:id="id20" draw:layer="layout" svg:width="0.523cm" svg:height="0.53cm" svg:x="9.413cm" svg:y="1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14.656cm" svg:y1="11.658cm" svg:x2="9.936cm" svg:y2="16.345cm" draw:start-shape="id19" draw:start-glue-point="8" draw:end-shape="id20" draw:end-glue-point="10" svg:d="M14656 11658v4687h-4720" svg:viewBox="0 0 4721 4688">
          <text:p/>
        </draw:connector>
        <draw:connector draw:style-name="gr5" draw:text-style-name="P5" draw:layer="layout" draw:line-skew="1.216cm" svg:x1="13.82cm" svg:y1="11.324cm" svg:x2="10.713cm" svg:y2="14.462cm" draw:end-shape="id21" draw:end-glue-point="10" svg:d="M13820 11324h-74v3138h-3033" svg:viewBox="0 0 3108 3139">
          <text:p/>
        </draw:connector>
        <draw:custom-shape draw:style-name="gr10" draw:text-style-name="P6" xml:id="id23" draw:id="id23" draw:layer="layout" svg:width="0.523cm" svg:height="0.53cm" svg:x="13.49cm" svg:y="14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25" draw:id="id25" draw:layer="layout" svg:width="0.523cm" svg:height="0.53cm" svg:x="14.413cm" svg:y="16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xml:id="id11" draw:id="id11" draw:layer="layout" draw:line-skew="-1.757cm" svg:x1="19.8cm" svg:y1="11.271cm" svg:x2="23.398cm" svg:y2="13.837cm" svg:d="M19800 11271h42v2566h3556" svg:viewBox="0 0 3599 2567">
          <text:p/>
        </draw:connector>
        <draw:connector draw:style-name="gr5" draw:text-style-name="P5" draw:layer="layout" svg:x1="18.272cm" svg:y1="11.668cm" svg:x2="14.013cm" svg:y2="14.463cm" draw:start-shape="id22" draw:start-glue-point="8" draw:end-shape="id23" draw:end-glue-point="10" svg:d="M18272 11668v2795h-4259" svg:viewBox="0 0 4260 2796">
          <text:p/>
        </draw:connector>
        <draw:connector draw:style-name="gr5" draw:text-style-name="P5" draw:layer="layout" svg:x1="19.008cm" svg:y1="11.124cm" svg:x2="14.936cm" svg:y2="16.346cm" draw:start-shape="id24" draw:start-glue-point="5" draw:end-shape="id25" draw:end-glue-point="10" svg:d="M19008 11124v5222h-4072" svg:viewBox="0 0 4073 5223">
          <text:p/>
        </draw:connector>
        <draw:connector draw:style-name="gr5" draw:text-style-name="P5" draw:layer="layout" svg:x1="11.881cm" svg:y1="3.476cm" svg:x2="10.508cm" svg:y2="8.966cm" draw:start-shape="id26" draw:start-glue-point="2" draw:end-shape="id27" draw:end-glue-point="7" svg:d="M11881 3476v2744h-1373v2746" svg:viewBox="0 0 1374 5491">
          <text:p/>
        </draw:connector>
        <draw:connector draw:style-name="gr5" draw:text-style-name="P5" draw:layer="layout" svg:x1="16.961cm" svg:y1="3.474cm" svg:x2="19.008cm" svg:y2="8.966cm" draw:start-shape="id28" draw:start-glue-point="2" draw:end-shape="id24" draw:end-glue-point="7" svg:d="M16961 3474v2745h2047v2747" svg:viewBox="0 0 2048 5493">
          <text:p/>
        </draw:connector>
        <draw:connector draw:style-name="gr5" draw:text-style-name="P5" draw:layer="layout" svg:x1="14.376cm" svg:y1="3.474cm" svg:x2="14.708cm" svg:y2="8.966cm" draw:start-shape="id29" draw:start-glue-point="2" draw:end-shape="id30" draw:end-glue-point="7" svg:d="M14376 3474v2745h332v2747" svg:viewBox="0 0 333 5493">
          <text:p/>
        </draw:connector>
        <draw:frame draw:style-name="gr7" draw:text-style-name="P7" xml:id="id26" draw:id="id26" draw:layer="layout" svg:width="2.204cm" svg:height="1.572cm" svg:x="10.779cm" svg:y="1.904cm">
          <draw:text-box>
            <text:p><text:span text:style-name="T2">f/2</text:span></text:p>
          </draw:text-box>
        </draw:frame>
        <draw:frame draw:style-name="gr7" draw:text-style-name="P7" xml:id="id29" draw:id="id29" draw:layer="layout" svg:width="2.204cm" svg:height="1.572cm" svg:x="13.274cm" svg:y="1.902cm">
          <draw:text-box>
            <text:p><text:span text:style-name="T2">f/4</text:span></text:p>
          </draw:text-box>
        </draw:frame>
        <draw:frame draw:style-name="gr7" draw:text-style-name="P7" xml:id="id28" draw:id="id28" draw:layer="layout" svg:width="2.204cm" svg:height="1.572cm" svg:x="15.859cm" svg:y="1.902cm">
          <draw:text-box>
            <text:p><text:span text:style-name="T2">f/8</text:span></text:p>
          </draw:text-box>
        </draw:frame>
        <draw:custom-shape draw:style-name="gr12" draw:text-style-name="P4" xml:id="id22" draw:id="id22" draw:layer="layout" svg:width="0.508cm" svg:height="0.508cm" svg:x="18.018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1-30T07:43:16.138137319</meta:creation-date>
    <dc:date>2021-11-30T08:22:37.023662540</dc:date>
    <meta:editing-duration>PT11M29S</meta:editing-duration>
    <meta:editing-cycles>2</meta:editing-cycles>
    <meta:generator>LibreOffice/7.2.3.2$Linux_X86_64 LibreOffice_project/20$Build-2</meta:generator>
    <meta:document-statistic meta:object-count="53"/>
  </office:meta>
</office:document-meta>
</file>